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3229"/>
    </style:style>
    <style:style style:name="P2" style:family="paragraph" style:parent-style-name="Standard">
      <style:text-properties fo:font-weight="bold" officeooo:paragraph-rsid="00163229" style:font-weight-asian="bold" style:font-weight-complex="bold"/>
    </style:style>
    <style:style style:name="P3" style:family="paragraph" style:parent-style-name="Standard">
      <style:text-properties fo:font-weight="bold" officeooo:paragraph-rsid="0018d9b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bf0041" fo:font-weight="bold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TA JURÍDICO – ESPECIALIDADE: ANALISTA DE SISTEMA (DESENVOLVIMENTO DE SISTEMA) </text:p>
      <text:p text:style-name="P2"/>
      <text:p text:style-name="P2">A prova discursiva valerá 40,00 pontos e consistirá da redação de texto dissertativo, de até 30 linhas, a respeito de temas relacionados a conhecimentos específicos de cada especialidade</text:p>
      <text:p text:style-name="P2"/>
      <text:p text:style-name="P2"/>
      <text:p text:style-name="P3">15.2.2 CONHECIMENTOS BÁSICOS LÍNGUA PORTUGUESA: 1<text:span text:style-name="T6"> Compreensão e interpretação de textos de gêneros variados. 2 Reconhecimento de tipos e gêneros textuais. 3 Domínio da ortografia oficial. 4 Domínio dos mecanismos de coesão textual. 4.1 Emprego de elementos de referenciação, substituição e repetição, de conectores e de outros elementos de sequenciação textual. 4.2 Emprego de tempos e modos verbais. 5 Domínio da estrutura morfossintática do período. 5.1 Emprego das classes de palavras. 5.2 Relações de coordenação entre orações e entre termos da oração. 5.3 Relações de subordinação entre orações e entre termos da oração. 5.4 Emprego dos sinais de pontuação. 5.5 Concordância verbal e nominal. 5.6 Regência verbal e nominal. 5.7 Emprego do sinal indicativo de crase. 5.8 Colocação dos pronomes átonos. 6 Reescrita de frases e parágrafos do texto. 6.1 Significação das palavras. 6.2 Substituição de palavras ou de trechos de texto. 6.3 Reorganização da estrutura de orações e de períodos do texto. 6.4 Reescrita de textos de diferentes gêneros e níveis de formalidade.</text:span></text:p>
      <text:p text:style-name="P3"><text:span text:style-name="T6"/></text:p>
      <text:p text:style-name="P3">CONHECIMENTOS SOBRE O DISTRITO FEDERAL:<text:span text:style-name="T6"> 1 Realidade étnica, social, histórica, geográfica, cultural, política e econômica do Distrito Federal e da Região Integrada de Desenvolvimento do Distrito Federal e Entorno (RIDE), instituída pela Lei Complementar nº 94/1998 e suas alterações. LEGISLAÇÃO: 1 Lei Orgânica do Distrito Federal. 1.1 Fundamentos da Organização dos Poderes e do Distrito Federal. 1.2 Organização do Distrito Federal. 1.3 Organização Administrativa do Distrito Federal. 2 Lei Complementar Distrital nº 840/2011 e suas alterações (Regime Jurídico dos Servidores Públicos Civis do Distrito Federal, das Autarquias e das Fundações Públicas Distritais). 3 Decreto Distrital nº 37.297/2016 (Código de Ética dos Servidores e Empregados Públicos Civis do Poder Executivo). 4 Decreto Distrital nº 36.756/2015 e suas alterações (Sistema Eletrônico de Informações – SEI). 5 Lei Complementar nº 395/2001 e suas alterações (organização da Procuradoria-Geral do Distrito Federal).</text:span></text:p>
      <text:p text:style-name="P2"/>
      <text:p text:style-name="P1"/>
      <text:p text:style-name="P1"><text:span text:style-name="T5">GESTÃO E GOVERNANÇA DE TECNOLOGIA DA INFORMAÇÃO:</text:span><text:span text:style-name="T3"> </text:span>1 Gestão de segurança da informação. 1.1 Normas NBR ISO/IEC nº 27001 e nº 27002. 1.2 Gestão de riscos e continuidade de negócio. 1.3 Norma NBR ISO/IEC nº 27005. 2 Gerenciamento de projetos – PMBOK 5ª edição. 2.1 Projetos e a organização. 2.2 Escritório de projetos. 2.2.1 Modelos e características. 2.3 Processos, grupos de processos e área de conhecimento. 3 Gerenciamento de serviços (ITIL v3). 3.1 Conceitos básicos, estrutura e objetivos. 4 Governança de TI (COBIT 5). 4.1 Conceitos básicos, estrutura e objetivos. 5 Qualidade de software. 5.1 MPSBR. 5.2 Conceitos básicos e objetivos. 5.3 Disciplinas e formas de representação. 5.4 Níveis de capacidade e maturidade. 5.5 Processos e categorias de processos.</text:p>
      <text:p text:style-name="P1"/>
      <text:p text:style-name="P1"><text:span text:style-name="T5"><text:s/>DESENVOLVIMENTO DE SISTEMAS DE COMPUTAÇÃO: </text:span>1 Desenvolvimento web em Java. 1.1 JavaScript, HTML5, CSS3, WebSocket, Single Page Application (SPA). Framework JavaScript AngularJS, DHTML, AJAX. 1.2 Java EE e frameworks. 1.2.1 Java Server Faces (JSF 1.x e 2.x), Enterprise Java Beans (EJB 3.x), Java Persistence API (JPA 2.x), JAX-RS (2.x), Hibernate, JBoss Seam, JAX-WS”. 1.3 JMS. 1.4 Spring Framework. 1.5 JSon. 1.6 JUnit. 1.7 Jasper. 1.8 JDBC. 1.9 Noções e conceitos de desenvolvimento para dispositivos móveis. 1.10 iText 9. 1.11 Java 8. 1.12 Framework Apache CXF. 1.13 Programação PHP. 1.13.1 Framework Zend, ambiente Drupal e serviços RESTful. 1.14 Programação .Net/C#: .NET Framework Office solutions para integração com MSWord. 2 Análise estática de código fonte (Clean Code e ferramenta SonarQube). 3 <text:soft-page-break/>Interoperabilidade de sistemas. 3.1 Arquitetura orientada a serviços e Web Services. 3.2 Arquitetura de software. 3.2.1 Arquitetura 3 Camadas, modelo MVC. 3.3 Arquitetura de aplicações para ambiente web. 3.3.1 Servidor de aplicações. Servidor Web. Ambientes Internet, Extranet, Intranet e Portal - finalidades, características físicas e lógicas, aplicações e serviços 3.4 Padrões XML, XSLT, UDDI, WSDL, SOAP e JSON. 3.5 REST. 4 Qualidade de software. </text:p>
      <text:p text:style-name="P1"/>
      <text:p text:style-name="P1"><text:span text:style-name="T1">SEGURANÇA DA INFORMAÇÃO:</text:span> 1 Políticas de segurança da informação. 2 Segurança de redes de computadores, inclusive redes sem fio. 3 Vulnerabilidades e ataques a sistemas computacionais. 3.1 Prevenção e tratamento de incidentes. 4 Ataques e proteções relativos a hardware, software, sistemas operacionais, aplicações, bancos de dados, redes, inclusive firewalls e proxies. 5 Gestão de segurança da informação. 5.1 Normas NBR ISO/IEC nº 27001 e nº 27002. 5.2 Classificação e controle de ativos de informação, segurança de ambientes físicos e lógicos, controles de acesso. 5.3 Definição, implantação e gestão de políticas de segurança e auditoria. 6 Gestão de riscos. 6.1 Norma NBR ISO/IEC nº 27005. 6.2 Planejamento, identificação e análise de riscos. 6.3 Plano de continuidade de negócio. FISCALIZAÇÃO DE CONTRATOS DE TECNOLOGIA DA INFORMAÇÃO: 1 Legislação aplicável à contratação de bens e serviços de TI. 1.1 Leis nº 8.666/1993 e suas alterações e nº 10.520/2002. 2 Atos normativos do MPOG/SLTI. 2.1 Instruções Normativas nº 5/2017 e nº 4/2014 e suas alterações. 3 Elaboração e fiscalização de contratos. 3.1 Critérios de remuneração por esforço versus produto. 3.2 Cláusulas e indicadores de nível de serviço. 3.3 Papel do fiscalizador do contrato. 3.4 Papel do preposto da contratada. 3.5 Acompanhamento da execução contratual. 3.6 Registro e notificação de irregularidades. 3.7 Definição e aplicação de penalidades e sanções administrativas</text:p>
      <text:p text:style-name="P1"/>
      <text:p text:style-name="P1">CARGO 14: TÉCNICO JURÍDICO – ESPECIALIDADE: TECNOLOGIA E INFORMAÇÃO 42 TECNOLOGIA E INFORMAÇÃO: 1 Noções básicas de arquitetura de computadores. 1.1 Barramento, processador, memória, E/S. 2 Noções básicas de sistemas operacionais. 2.1 Gerência de memória, sistema de E/S, sistemas de arquivos. 3 Arquitetura cliente-servidor multicamadas. 4 Conceitos básicos sobre desenvolvimento e manutenção de sistemas e aplicações. 5 Administração de sistemas Windows e Unix/Linux. 5.1 Instalação de sistemas operacionais, particionamento de disco, dual boot, comandos básicos Windows e Unix/Linux, gerenciamento de usuários, contas e grupos de usuários, instalação de software, atualizações e manutenção do sistema, configuração em rede, ferramentas administrativas, máquinas virtuais, licença de software, software livre, código aberto. 6 Redes de computadores. 6.1 Acesso remoto, topologia de redes, equipamentos de interconexão (hubs, switches, roteadores, pontos de acesso wireless), cabeamento estruturado. 7 Protocolo NetBios, protocolo TCP/IP, configuração de redes IP, princípios básicos de roteamento, CIDR, redes wireless 80211a/b/g/n, NAT, VLANs. 8 Serviços Internet e instalação nas plataformas Windows e Linux VoIP. 9 Segurança de sistemas. 9.1 Autenticação e autorização, firewalls, antivírus, IDS, malwares, VPN, certificados digitais, chaves pública e privadas, protocolos segur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0T09:55:08.654789409</meta:creation-date>
    <dc:date>2019-12-20T10:13:52.826074155</dc:date>
    <meta:editing-duration>PT8M33S</meta:editing-duration>
    <meta:editing-cycles>3</meta:editing-cycles>
    <meta:generator>LibreOffice/6.3.3.2$Linux_X86_64 LibreOffice_project/30$Build-2</meta:generator>
    <meta:document-statistic meta:table-count="0" meta:image-count="0" meta:object-count="0" meta:page-count="2" meta:paragraph-count="8" meta:word-count="1033" meta:character-count="7171" meta:non-whitespace-character-count="6139"/>
  </office:meta>
</office:document-meta>
</file>